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Neue LT 67 MdCn2" svg:font-family="'HelveticaNeue LT 67 MdCn'" style:font-adornments="Regular" style:font-pitch="variable"/>
    <style:font-face style:name="HelveticaNeue LT 67 MdCn" svg:font-family="'HelveticaNeue LT 67 MdCn'" style:font-family-generic="roman" style:font-pitch="variable"/>
    <style:font-face style:name="HelveticaNeue LT 67 MdCn1" svg:font-family="'HelveticaNeue LT 67 MdCn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4f81bd" draw:fill-gradient-name="Pleasing_20_Gray_20_1" draw:fill-image-width="0cm" draw:fill-image-height="0cm" draw:textarea-horizontal-align="justify" draw:textarea-vertical-align="middle" draw:auto-grow-height="false"/>
    </style:style>
    <style:style style:name="gr2" style:family="graphic" style:parent-style-name="Zone_3a__20_Work_20_In_20_Progress">
      <style:graphic-properties draw:fill-hatch-solid="false" draw:opacity="50%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gradient-name="Pleasing_20_Gray_20_1" draw:fill-image-width="0cm" draw:fill-image-height="0cm" draw:textarea-horizontal-align="justify" draw:textarea-vertical-align="middle" draw:auto-grow-height="false"/>
      <style:paragraph-properties style:writing-mode="lr-tb"/>
    </style:style>
    <style:style style:name="gr4" style:family="graphic" style:parent-style-name="measure">
      <style:graphic-properties draw:textarea-horizontal-align="center" draw:textarea-vertical-align="middle"/>
    </style:style>
    <style:style style:name="gr5" style:family="graphic" style:parent-style-name="measure">
      <style:graphic-properties draw:textarea-horizontal-align="center" draw:textarea-vertical-align="middle"/>
      <style:paragraph-properties style:writing-mode="lr-tb"/>
    </style:style>
    <style:style style:name="gr6" style:family="graphic" style:parent-style-name="objectwithoutfill">
      <style:graphic-properties draw:textarea-horizontal-align="center" draw:textarea-vertical-align="middle"/>
      <style:paragraph-properties style:writing-mode="lr-tb"/>
    </style:style>
    <style:style style:name="gr7" style:family="graphic" style:parent-style-name="headline2">
      <style:graphic-properties draw:textarea-horizontal-align="left" draw:auto-grow-height="true" draw:auto-grow-width="true" fo:min-height="0.577cm" fo:min-width="3.219cm"/>
      <style:paragraph-properties style:writing-mode="lr-tb"/>
    </style:style>
    <style:style style:name="gr8" style:family="graphic" style:parent-style-name="headline1">
      <style:graphic-properties draw:textarea-horizontal-align="left" draw:auto-grow-height="true" draw:auto-grow-width="true" fo:min-height="0.742cm" fo:min-width="3.778cm"/>
      <style:paragraph-properties style:writing-mode="lr-tb"/>
    </style:style>
    <style:style style:name="gr9" style:family="graphic" style:parent-style-name="headline2">
      <style:graphic-properties draw:textarea-horizontal-align="left" draw:auto-grow-height="true" draw:auto-grow-width="true" fo:min-height="0.577cm" fo:min-width="6.28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11" style:family="graphic" style:parent-style-name="text">
      <style:graphic-properties draw:textarea-horizontal-align="left" draw:auto-grow-height="true" draw:auto-grow-width="true" fo:min-height="0.37cm" fo:min-width="12.634cm"/>
      <style:paragraph-properties style:writing-mode="lr-tb"/>
    </style:style>
    <style:style style:name="gr12" style:family="graphic" style:parent-style-name="measure">
      <style:graphic-properties fo:min-height="6.1cm"/>
      <style:paragraph-properties style:writing-mode="lr-tb"/>
    </style:style>
    <style:style style:name="P1" style:family="paragraph">
      <loext:graphic-properties draw:fill="solid" draw:fill-color="#4f81bd" draw:fill-gradient-name="Pleasing_20_Gray_20_1" draw:fill-image-width="0cm" draw:fill-image-height="0cm"/>
      <style:paragraph-properties fo:text-align="center"/>
    </style:style>
    <style:style style:name="P2" style:family="paragraph">
      <loext:graphic-properties draw:fill-hatch-solid="false" draw:opacity="5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gradient" draw:fill-gradient-name="Pleasing_20_Gray_20_1" draw:fill-image-width="0cm" draw:fill-image-height="0cm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1.59cm" svg:height="9.795cm" svg:x="0cm" svg:y="18.1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3.969cm" svg:height="1.984cm" svg:x="5.399cm" svg:y="7.112cm">
          <text:p text:style-name="P3">Spiders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3" draw:layer="layout" svg:x1="3.54cm" svg:y1="6.715cm" svg:x2="5.399cm" svg:y2="8.104cm" draw:start-shape="id1" draw:start-glue-point="8" draw:end-shape="id2" draw:end-glue-point="5" svg:d="M3540 6715v1389h1859" svg:viewBox="0 0 1860 1390">
          <text:p/>
        </draw:connector>
        <draw:custom-shape draw:style-name="gr3" draw:text-style-name="P4" xml:id="id4" draw:id="id4" draw:layer="layout" svg:width="3.573cm" svg:height="1.19cm" svg:x="7.78cm" svg:y="11.32cm">
          <text:p text:style-name="P3">Continue down hallwa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3" draw:id="id3" draw:layer="layout" svg:width="3.571cm" svg:height="1.192cm" svg:x="10.957cm" svg:y="7.509cm">
          <text:p text:style-name="P3">Get out spider n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9.368cm" svg:y1="8.104cm" svg:x2="10.957cm" svg:y2="8.105cm" draw:start-shape="id2" draw:start-glue-point="7" draw:end-shape="id3" draw:end-glue-point="5" svg:d="M9368 8104h794v1h795" svg:viewBox="0 0 1590 2">
          <text:p text:style-name="P3">Yes</text:p>
        </draw:connector>
        <draw:connector draw:style-name="gr5" draw:text-style-name="P3" draw:layer="layout" svg:x1="7.384cm" svg:y1="9.096cm" svg:x2="9.566cm" svg:y2="11.32cm" draw:start-shape="id2" draw:start-glue-point="6" draw:end-shape="id4" draw:end-glue-point="4" svg:d="M7384 9096v1151h2182v1073" svg:viewBox="0 0 2183 2225">
          <text:p text:style-name="P3">No</text:p>
        </draw:connector>
        <draw:connector draw:style-name="gr6" draw:text-style-name="P3" draw:layer="layout" draw:type="curve" draw:line-skew="3.517cm" svg:x1="11.353cm" svg:y1="11.915cm" svg:x2="14.528cm" svg:y2="8.105cm" draw:start-shape="id4" draw:start-glue-point="7" draw:end-shape="id3" draw:end-glue-point="7" svg:d="M11353 11915c10807 0 9220-3810 3175-3810" svg:viewBox="0 0 7922 3811">
          <text:p text:style-name="P3">Fast tool-switching via “t” key</text:p>
        </draw:connector>
        <draw:custom-shape draw:style-name="gr3" draw:text-style-name="P4" xml:id="id5" draw:id="id5" draw:layer="layout" svg:width="3.969cm" svg:height="1.984cm" svg:x="9.289cm" svg:y="15.685cm">
          <text:p text:style-name="P3">Spiders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3" draw:layer="layout" svg:x1="9.566cm" svg:y1="12.51cm" svg:x2="11.274cm" svg:y2="15.685cm" draw:start-shape="id4" draw:start-glue-point="6" draw:end-shape="id5" draw:end-glue-point="4" svg:d="M9566 12510v1626h1708v1549" svg:viewBox="0 0 1709 3176">
          <text:p/>
        </draw:connector>
        <draw:connector draw:style-name="gr5" draw:text-style-name="P3" draw:layer="layout" svg:x1="13.258cm" svg:y1="16.677cm" svg:x2="12.743cm" svg:y2="8.701cm" draw:start-shape="id5" draw:start-glue-point="7" draw:end-shape="id3" draw:end-glue-point="6" svg:d="M13258 16677h513v-4445h-1028v-3531" svg:viewBox="0 0 1029 7977">
          <text:p text:style-name="P3">Yes</text:p>
        </draw:connector>
        <draw:custom-shape draw:style-name="gr3" draw:text-style-name="P4" xml:id="id6" draw:id="id6" draw:layer="layout" svg:width="3.573cm" svg:height="1.19cm" svg:x="3.811cm" svg:y="18.94cm">
          <text:p text:style-name="P3">Leave via Exit doo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9.289cm" svg:y1="16.677cm" svg:x2="5.597cm" svg:y2="18.94cm" draw:start-shape="id5" draw:start-glue-point="5" draw:end-shape="id6" draw:end-glue-point="4" svg:d="M9289 16677h-3692v2263" svg:viewBox="0 0 3693 2264">
          <text:p text:style-name="P3">No</text:p>
        </draw:connector>
        <draw:custom-shape draw:style-name="gr3" draw:text-style-name="P4" xml:id="id7" draw:id="id7" draw:layer="layout" svg:width="3.571cm" svg:height="1.192cm" svg:x="10.958cm" svg:y="5.525cm">
          <text:p text:style-name="P3">Swing net at spid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12.743cm" svg:y1="7.509cm" svg:x2="12.744cm" svg:y2="6.717cm" draw:start-shape="id3" draw:start-glue-point="4" draw:end-shape="id7" draw:end-glue-point="6" svg:d="M12743 7509v-357h1v-435" svg:viewBox="0 0 2 793">
          <text:p/>
        </draw:connector>
        <draw:frame draw:style-name="gr7" draw:layer="layout" svg:width="4.456cm" svg:height="0.924cm" svg:x="16.575cm" svg:y="18.78cm">
          <draw:text-box>
            <text:p>Work in progress</text:p>
          </draw:text-box>
        </draw:frame>
        <draw:frame draw:style-name="gr8" draw:layer="layout" svg:width="4.926cm" svg:height="1.115cm" svg:x="1.188cm" svg:y="1.635cm">
          <draw:text-box>
            <text:p>Spider Season</text:p>
          </draw:text-box>
        </draw:frame>
        <draw:frame draw:style-name="gr9" draw:layer="layout" svg:width="8.215cm" svg:height="0.924cm" svg:x="1.188cm" svg:y="2.383cm">
          <draw:text-box>
            <text:p>Gameplay Flowchart (player POV)</text:p>
          </draw:text-box>
        </draw:frame>
        <draw:connector draw:style-name="gr4" draw:text-style-name="P3" draw:layer="layout" svg:x1="12.744cm" svg:y1="5.525cm" svg:x2="5.445cm" svg:y2="5.763cm" draw:start-shape="id7" draw:start-glue-point="4" draw:end-shape="id1" draw:end-glue-point="10" svg:d="M12744 5525v-513h-4542v751h-2757" svg:viewBox="0 0 7300 752">
          <text:p/>
        </draw:connector>
        <draw:custom-shape draw:style-name="gr10" draw:text-style-name="P3" xml:id="id1" draw:id="id1" draw:layer="layout" svg:width="3.81cm" svg:height="1.905cm" svg:x="1.635cm" svg:y="4.81cm">
          <text:p text:style-name="P3">Look around the hallway.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layer="layout" svg:width="15.873cm" svg:height="0.683cm" svg:x="4.376cm" svg:y="0.38cm">
          <draw:text-box>
            <text:p>Template by Marc Carson, www.marccarson.com. Commercial use OK. Template distribution prohibited.</text:p>
          </draw:text-box>
        </draw:frame>
        <draw:frame draw:style-name="gr12" draw:layer="layout" svg:width="20.955cm" svg:height="9cm" svg:x="0.365cm" svg:y="21.32cm">
          <draw:text-box>
            <text:p><text:span text:style-name="T1">Instructions:</text:span></text:p>
            <text:p>Draw flow chart icons with the Flow Chart tool on the Drawing panel (View &gt; Toolbars &gt; Drawing).</text:p>
            <text:p>Select an icon and double click the “Default” style in the Styles palette (Format &gt; Styles and Formatting) to assign the gray gradient.</text:p>
            <text:p>Use the Dimension Line tool to draw dimension lines between icons. Select a dimension line and double click the “Dimension Line” style to use the thicker arrow style.</text:p>
            <text:p>I have provided several other styles that may be helpful. Feel free to modify as you see fit.</text:p>
            <text:p>Right-click a style to modify the gradient, border, font, font color, etc.</text:p>
            <text:p>Right-click the background object and choose “Area...” to customize its color.</text:p>
            <text:p>Right-click the hatched background area and choose “Area...” then “Hatching” to change its hatching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Neue LT 67 MdCn2" svg:font-family="'HelveticaNeue LT 67 MdCn'" style:font-adornments="Regular" style:font-pitch="variable"/>
    <style:font-face style:name="HelveticaNeue LT 67 MdCn" svg:font-family="'HelveticaNeue LT 67 MdCn'" style:font-family-generic="roman" style:font-pitch="variable"/>
    <style:font-face style:name="HelveticaNeue LT 67 MdCn1" svg:font-family="'HelveticaNeue LT 67 MdCn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0099ff" draw:end-color="#0047ff" draw:start-intensity="100%" draw:end-intensity="100%" draw:angle="15deg" draw:border="25%"/>
    <draw:gradient draw:name="Pleasing_20_Gray_20_1" draw:display-name="Pleasing Gray 1" draw:style="linear" draw:start-color="#eaeaea" draw:end-color="#bfbfb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_20_1" draw:display-name="Hatch 1" draw:style="single" draw:color="#000000" draw:distance="0.02cm" draw:rotation="0"/>
    <draw:hatch draw:name="Hazy_20_Information" draw:display-name="Hazy Information" draw:style="single" draw:color="#bfbfbf" draw:distance="0.254cm" draw:rotation="45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333366" draw:marker-start-width="0.305cm" draw:marker-start-center="false" draw:marker-end-width="0.305cm" draw:marker-end-center="false" draw:fill="gradient" draw:fill-color="#99ccff" draw:fill-gradient-name="Pleasing_20_Gray_20_1" draw:fill-hatch-name="Hatch_20_1" draw:fill-image-name="Bitmape_20_1" draw:fill-image-width="0cm" draw:fill-image-height="0cm" fo:padding-top="0.125cm" fo:padding-bottom="0.125cm" fo:padding-left="0.25cm" fo:padding-right="0.25cm" draw:shadow="visible" draw:shadow-offset-x="0cm" draw:shadow-offset-y="0.076cm" draw:shadow-color="#333366" draw:shadow-opacity="15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666666" loext:opacity="100%" style:text-outline="false" style:text-line-through-style="none" style:text-line-through-type="none" style:font-name="HelveticaNeue LT 67 MdCn2" fo:font-family="'HelveticaNeue LT 67 MdCn'" style:font-style-name="Regular" style:font-pitch="variable" fo:font-size="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d320" draw:marker-start="Symmetric_20_Arrow" draw:marker-end="Symmetric_20_Arrow" draw:fill="none" draw:shadow-color="#666699"/>
      <style:text-properties fo:color="#cccccc" loext:opacity="100%" fo:text-shadow="1pt 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fo:color="#e6e6e6" loext:opacity="10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color="#ffffff" loext:opacity="100%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color="#ffd320" loext:opacity="100%" fo:font-size="14pt" fo:font-style="normal" fo:font-weight="normal"/>
    </style:style>
    <style:style style:name="measure" style:family="graphic" style:parent-style-name="standard">
      <style:graphic-properties draw:stroke="solid" svg:stroke-width="0.102cm" svg:stroke-color="#bfbfbf" draw:marker-start-width="0.305cm" draw:marker-end="Symmetric_20_Arrow" draw:marker-end-width="0.305cm" draw:stroke-linejoin="miter" draw:fill="none" draw:show-unit="true"/>
      <style:text-properties fo:color="#e6e6e6" loext:opacity="100%" fo:font-size="14pt" fo:text-shadow="1pt 1pt"/>
    </style:style>
    <style:style style:name="Zone_3a__20_Work_20_In_20_Progress" style:display-name="Zone: Work In Progress" style:family="graphic">
      <style:graphic-properties draw:stroke="none" draw:fill="hatch" draw:fill-hatch-name="Hazy_20_Information" draw:fill-hatch-solid="false" draw:fill-image-width="0cm" draw:fill-image-height="0cm"/>
    </style:style>
    <style:style style:name="Symbol_3a__20_Start" style:display-name="Symbol: Start" style:family="graphic">
      <style:graphic-properties svg:stroke-width="0.051cm" svg:stroke-color="#ffd320" draw:marker-start-width="0.279cm" draw:marker-end-width="0.279cm" draw:fill="gradient" draw:fill-gradient-name="Gradient_20_7" draw:fill-image-width="0cm" draw:fill-image-height="0cm"/>
      <style:paragraph-properties>
        <style:tab-stops/>
      </style:paragraph-properties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rc Carson</meta:initial-creator>
    <meta:creation-date>2010-10-14T07:17:28</meta:creation-date>
    <dc:date>2012-10-03T22:09:14</dc:date>
    <meta:editing-duration>PT1H40M7S</meta:editing-duration>
    <meta:editing-cycles>23</meta:editing-cycles>
    <meta:generator>Collabora_Office/21.06.20.1$Linux_X86_64 LibreOffice_project/bea00ffb1b6d65a276b8bc55a6e0135fb9bcf65b</meta:generator>
    <meta:document-statistic meta:object-count="23"/>
  </office:meta>
</office:document-meta>
</file>